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40000009743F3E79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form="urn:oasis:names:tc:opendocument:xmlns:form:1.0" xmlns:calcext="urn:org:documentfoundation:names:experimental:calc:xmlns:calcext:1.0" xmlns:script="urn:oasis:names:tc:opendocument:xmlns:script:1.0" xmlns:rpt="http://openoffice.org/2005/report" xmlns:xforms="http://www.w3.org/2002/xforms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of="urn:oasis:names:tc:opendocument:xmlns:of:1.2" xmlns:office="urn:oasis:names:tc:opendocument:xmlns:office:1.0" xmlns:field="urn:openoffice:names:experimental:ooo-ms-interop:xmlns:field:1.0" xmlns:math="http://www.w3.org/1998/Math/MathML" xmlns:svg="urn:oasis:names:tc:opendocument:xmlns:svg-compatible:1.0" xmlns:dr3d="urn:oasis:names:tc:opendocument:xmlns:dr3d:1.0" xmlns:table="urn:oasis:names:tc:opendocument:xmlns:table:1.0" xmlns:xsd="http://www.w3.org/2001/XMLSchema" xmlns:xsi="http://www.w3.org/2001/XMLSchema-instance" xmlns:grddl="http://www.w3.org/2003/g/data-view#" xmlns:chart="urn:oasis:names:tc:opendocument:xmlns:chart:1.0" xmlns:css3t="http://www.w3.org/TR/css3-text/" xmlns:draw="urn:oasis:names:tc:opendocument:xmlns:drawing:1.0" xmlns:formx="urn:openoffice:names:experimental:ooxml-odf-interop:xmlns:form:1.0" xmlns:style="urn:oasis:names:tc:opendocument:xmlns:style:1.0" xmlns:dom="http://www.w3.org/2001/xml-events" xmlns:officeooo="http://openoffice.org/2009/office" xmlns:number="urn:oasis:names:tc:opendocument:xmlns:datastyle:1.0" office:version="1.2">
  <office:scripts/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automatic-styles>
    <style:style style:name="podTable" style:family="table">
      <style:table-properties table:align="margins"/>
    </style:style>
    <style:style style:name="podCell" style:family="table-cell">
      <style:table-cell-properties fo:padding="0.097cm" fo:border="0.002cm solid #000000"/>
    </style:style>
    <style:style style:name="podHeaderCell" style:family="table-cell">
      <style:table-cell-properties fo:background-color="#e6e6e6" fo:padding="0.097cm" fo:border="0.002cm solid #000000"/>
    </style:style>
    <style:style style:name="podItalic" style:family="text">
      <style:text-properties fo:font-style="italic" style:font-style-asian="italic" style:font-style-complex="italic"/>
    </style:style>
    <style:style style:name="podBold" style:family="text">
      <style:text-properties fo:font-weight="bold" style:font-weight-asian="bold" style:font-weight-complex="bold"/>
    </style:style>
    <style:style style:name="podUnderline" style:family="text">
      <style:text-properties style:text-underline-style="solid" style:text-underline-width="auto" style:text-underline-color="font-color"/>
    </style:style>
    <style:style style:name="podStrike" style:family="text">
      <style:text-properties style:text-line-through-style="solid" style:text-line-through-width="auto" style:text-line-through-color="font-color"/>
    </style:style>
    <style:style style:name="podSup" style:family="text">
      <style:text-properties style:text-position="super 58%"/>
    </style:style>
    <style:style style:name="podSub" style:family="text">
      <style:text-properties style:text-position="sub 58%"/>
    </style:style>
    <style:style style:name="podPageBreak" style:family="paragraph">
      <style:paragraph-properties fo:break-before="page"/>
    </style:style>
    <style:style style:name="podBulletItem" style:family="paragraph" style:list-style-name="podBulletedList"/>
    <style:style style:name="podNumberItem" style:family="paragraph" style:list-style-name="podNumberedList"/>
    <style:style style:name="podBulletItemKeepWithNext" style:family="paragraph" style:list-style-name="podBulletedList">
      <style:paragraph-properties fo:keep-with-next="always"/>
    </style:style>
    <style:style style:name="podNumberItemKeepWithNext" style:family="paragraph" style:list-style-name="podNumberedList">
      <style:paragraph-properties fo:keep-with-next="always"/>
    </style:style>
    <text:list-style style:name="podBulletedList">
      <text:list-level-style-bullet text:level="1" text:style-name="podBulletStyle" style:num-suffix="." text:bullet-char="•">
        <style:list-level-properties text:space-before="0.25in" text:min-label-width="0.25in"/>
        <style:text-properties style:font-name="PodStarSymbol"/>
      </text:list-level-style-bullet>
      <text:list-level-style-bullet text:level="2" text:style-name="podBulletStyle" style:num-suffix="." text:bullet-char="◦">
        <style:list-level-properties text:space-before="0.5in" text:min-label-width="0.25in"/>
        <style:text-properties style:font-name="PodStarSymbol"/>
      </text:list-level-style-bullet>
      <text:list-level-style-bullet text:level="3" text:style-name="podBulletStyle" style:num-suffix="." text:bullet-char="▪">
        <style:list-level-properties text:space-before="0.75in" text:min-label-width="0.25in"/>
        <style:text-properties style:font-name="PodStarSymbol"/>
      </text:list-level-style-bullet>
      <text:list-level-style-bullet text:level="4" text:style-name="podBulletStyle" style:num-suffix="." text:bullet-char="•">
        <style:list-level-properties text:space-before="1in" text:min-label-width="0.25in"/>
        <style:text-properties style:font-name="PodStarSymbol"/>
      </text:list-level-style-bullet>
      <text:list-level-style-bullet text:level="5" text:style-name="podBulletStyle" style:num-suffix="." text:bullet-char="◦">
        <style:list-level-properties text:space-before="1.25in" text:min-label-width="0.25in"/>
        <style:text-properties style:font-name="PodStarSymbol"/>
      </text:list-level-style-bullet>
      <text:list-level-style-bullet text:level="6" text:style-name="podBulletStyle" style:num-suffix="." text:bullet-char="▪">
        <style:list-level-properties text:space-before="1.5in" text:min-label-width="0.25in"/>
        <style:text-properties style:font-name="PodStarSymbol"/>
      </text:list-level-style-bullet>
      <text:list-level-style-bullet text:level="7" text:style-name="podBulletStyle" style:num-suffix="." text:bullet-char="•">
        <style:list-level-properties text:space-before="1.75in" text:min-label-width="0.25in"/>
        <style:text-properties style:font-name="PodStarSymbol"/>
      </text:list-level-style-bullet>
      <text:list-level-style-bullet text:level="8" text:style-name="podBulletStyle" style:num-suffix="." text:bullet-char="◦">
        <style:list-level-properties text:space-before="2in" text:min-label-width="0.25in"/>
        <style:text-properties style:font-name="PodStarSymbol"/>
      </text:list-level-style-bullet>
      <text:list-level-style-bullet text:level="9" text:style-name="podBulletStyle" style:num-suffix="." text:bullet-char="▪">
        <style:list-level-properties text:space-before="2.25in" text:min-label-width="0.25in"/>
        <style:text-properties style:font-name="PodStarSymbol"/>
      </text:list-level-style-bullet>
      <text:list-level-style-bullet text:level="10" text:style-name="podBulletStyle" style:num-suffix="." text:bullet-char="•">
        <style:list-level-properties text:space-before="2.5in" text:min-label-width="0.25in"/>
        <style:text-properties style:font-name="PodStarSymbol"/>
      </text:list-level-style-bullet>
    </text:list-style>
    <text:list-style style:name="podNumberedList">
      <text:list-level-style-number text:level="1" text:style-name="podNumberStyle" style:num-suffix="." style:num-format="1">
        <style:list-level-properties text:space-before="0.25in" text:min-label-width="0.25in"/>
      </text:list-level-style-number>
      <text:list-level-style-number text:level="2" text:style-name="podNumberStyle" style:num-suffix="." style:num-format="1">
        <style:list-level-properties text:space-before="0.5in" text:min-label-width="0.25in"/>
      </text:list-level-style-number>
      <text:list-level-style-number text:level="3" text:style-name="podNumberStyle" style:num-suffix="." style:num-format="1">
        <style:list-level-properties text:space-before="0.75in" text:min-label-width="0.25in"/>
      </text:list-level-style-number>
      <text:list-level-style-number text:level="4" text:style-name="podNumberStyle" style:num-suffix="." style:num-format="1">
        <style:list-level-properties text:space-before="1in" text:min-label-width="0.25in"/>
      </text:list-level-style-number>
      <text:list-level-style-number text:level="5" text:style-name="podNumberStyle" style:num-suffix="." style:num-format="1">
        <style:list-level-properties text:space-before="1.25in" text:min-label-width="0.25in"/>
      </text:list-level-style-number>
      <text:list-level-style-number text:level="6" text:style-name="podNumberStyle" style:num-suffix="." style:num-format="1">
        <style:list-level-properties text:space-before="1.5in" text:min-label-width="0.25in"/>
      </text:list-level-style-number>
      <text:list-level-style-number text:level="7" text:style-name="podNumberStyle" style:num-suffix="." style:num-format="1">
        <style:list-level-properties text:space-before="1.75in" text:min-label-width="0.25in"/>
      </text:list-level-style-number>
      <text:list-level-style-number text:level="8" text:style-name="podNumberStyle" style:num-suffix="." style:num-format="1">
        <style:list-level-properties text:space-before="2in" text:min-label-width="0.25in"/>
      </text:list-level-style-number>
      <text:list-level-style-number text:level="9" text:style-name="podNumberStyle" style:num-suffix="." style:num-format="1">
        <style:list-level-properties text:space-before="2.25in" text:min-label-width="0.25in"/>
      </text:list-level-style-number>
      <text:list-level-style-number text:level="10" text:style-name="podNumberStyle" style:num-suffix="." style:num-format="1">
        <style:list-level-properties text:space-before="2.5in" text:min-label-width="0.25in"/>
      </text:list-level-style-number>
    </text:list-style>
    <style:style style:name="podImageLef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left" style:horizontal-rel="paragraph" style:mirror="none" fo:clip="rect(0cm, 0cm, 0cm, 0cm)" fo:margin-right="0.3cm" fo:margin-bottom="0.2cm"/>
    </style:style>
    <style:style style:name="podImageRight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right" style:horizontal-rel="paragraph" style:mirror="none" fo:clip="rect(0cm, 0cm, 0cm, 0cm)" fo:margin-left="0.3cm" fo:margin-bottom="0.2cm"/>
    </style:style>
    <style:style style:name="podTablePara" style:family="paragraph" style:parent-style-name="Appy_Table_Content">
      <style:text-properties fo:font-size="8pt" fo:font-weight="normal" style:font-weight-asian="normal" style:font-weight-complex="normal"/>
    </style:style>
    <style:style style:name="podTableParaBold" style:family="paragraph" style:parent-style-name="Appy_Table_Content">
      <style:text-properties fo:font-size="8pt" fo:font-weight="bold" style:font-weight-asian="bold" style:font-weight-complex="bold"/>
    </style:style>
    <style:style style:name="podTableParaRight" style:family="paragraph" style:parent-style-name="Appy_Table_Content">
      <style:paragraph-properties fo:text-align="end" style:justify-single-word="false"/>
      <style:text-properties fo:font-size="8pt" fo:font-weight="normal" style:font-weight-asian="normal" style:font-weight-complex="normal"/>
    </style:style>
    <style:style style:name="podTableParaBoldRight" style:family="paragraph" style:parent-style-name="Appy_Table_Content">
      <style:paragraph-properties fo:text-align="end" style:justify-single-word="false"/>
      <style:text-properties fo:font-size="8pt" fo:font-weight="bold" style:font-weight-asian="bold" style:font-weight-complex="bold"/>
    </style:style>
    <style:style style:name="podTableCell" style:family="table-cell">
      <style:table-cell-properties fo:padding="0.097cm" fo:border="0.018cm solid #000000"/>
    </style:style>
    <style:style style:name="podTableHeaderCell" style:family="table-cell">
      <style:table-cell-properties fo:background-color="#e6e6e6" fo:padding="0.097cm" fo:border="0.018cm solid #000000">
        <style:background-image/>
      </style:table-cell-properties>
    </style:style>
    <style:style style:name="Table1" style:family="table">
      <style:table-properties fo:margin-top="0cm" table:align="left" style:writing-mode="lr-tb" fo:margin-left="-0.011cm" fo:margin-bottom="0cm" style:width="17.016cm"/>
    </style:style>
    <style:style style:name="Table1.A" style:family="table-column">
      <style:table-column-properties style:column-width="8.005cm"/>
    </style:style>
    <style:style style:name="Table1.B" style:family="table-column">
      <style:table-column-properties style:column-width="9.012cm"/>
    </style:style>
    <style:style style:name="Table1.1" style:family="table-row">
      <style:table-row-properties fo:keep-together="auto" style:min-row-height="0.497cm"/>
    </style:style>
    <style:style style:name="Table1.A1" style:family="table-cell">
      <style:table-cell-properties fo:border="0.5pt solid #00000a" fo:background-color="#ffffff" fo:padding-left="0.132cm" fo:padding-bottom="0cm" fo:padding-right="0.123cm" fo:padding-top="0cm" style:vertical-align="middle">
        <style:background-image/>
      </style:table-cell-properties>
    </style:style>
    <style:style style:name="Table1.3" style:family="table-row">
      <style:table-row-properties fo:keep-together="auto" style:min-row-height="0.101cm"/>
    </style:style>
    <style:style style:name="Table2" style:family="table">
      <style:table-properties table:align="margins" style:width="17cm"/>
    </style:style>
    <style:style style:name="Table2.A" style:family="table-column">
      <style:table-column-properties style:column-width="4.895cm" style:rel-column-width="18869*"/>
    </style:style>
    <style:style style:name="Table2.B" style:family="table-column">
      <style:table-column-properties style:column-width="7.211cm" style:rel-column-width="27796*"/>
    </style:style>
    <style:style style:name="Table2.C" style:family="table-column">
      <style:table-column-properties style:column-width="4.895cm" style:rel-column-width="18870*"/>
    </style:style>
    <style:style style:name="Table2.A1" style:family="table-cell">
      <style:table-cell-properties fo:border-top="0.05pt solid #000000" fo:padding="0.097cm" fo:border-left="0.05pt solid #000000" fo:border-bottom="0.05pt solid #000000" style:vertical-align="middle" fo:border-right="none"/>
    </style:style>
    <style:style style:name="Table2.C1" style:family="table-cell">
      <style:table-cell-properties fo:border="0.05pt solid #000000" style:vertical-align="middle" fo:padding="0.097cm"/>
    </style:style>
    <style:style style:name="Table2.A2" style:family="table-cell">
      <style:table-cell-properties fo:border-top="none" fo:border-left="0.05pt solid #000000" fo:border-right="none" fo:padding="0.097cm" fo:border-bottom="0.05pt solid #000000"/>
    </style:style>
    <style:style style:name="Table2.B2" style:family="table-cell">
      <style:table-cell-properties fo:border-top="none" fo:border-left="0.05pt solid #000000" fo:border-right="none" fo:padding="0.097cm" fo:border-bottom="0.05pt solid #000000"/>
    </style:style>
    <style:style style:name="Table2.C2" style:family="table-cell">
      <style:table-cell-properties fo:border-top="none" fo:border-left="0.05pt solid #000000" fo:border-right="0.05pt solid #000000" fo:padding="0.097cm" fo:border-bottom="0.05pt solid #000000"/>
    </style:style>
    <style:style style:name="Table3" style:family="table">
      <style:table-properties table:align="margins" style:width="17cm"/>
    </style:style>
    <style:style style:name="Table3.A" style:family="table-column">
      <style:table-column-properties style:column-width="17cm" style:rel-column-width="65535*"/>
    </style:style>
    <style:style style:name="Table3.A1" style:family="table-cell">
      <style:table-cell-properties fo:border="0.05pt solid #000000" fo:padding="0.097cm"/>
    </style:style>
    <style:style style:name="Table3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4" style:family="table">
      <style:table-properties table:align="margins" style:width="17cm"/>
    </style:style>
    <style:style style:name="Table4.A" style:family="table-column">
      <style:table-column-properties style:column-width="17cm" style:rel-column-width="65535*"/>
    </style:style>
    <style:style style:name="Table4.A1" style:family="table-cell">
      <style:table-cell-properties fo:border="0.05pt solid #000000" fo:padding="0.097cm"/>
    </style:style>
    <style:style style:name="Table4.A2" style:family="table-cell">
      <style:table-cell-properties fo:border-top="none" fo:border-left="0.05pt solid #000000" fo:border-right="0.05pt solid #000000" fo:padding="0.097cm" fo:border-bottom="0.05pt solid #000000"/>
    </style:style>
    <style:style style:name="Table5" style:family="table">
      <style:table-properties table:align="left" style:width="16.995cm"/>
    </style:style>
    <style:style style:name="Table5.A" style:family="table-column">
      <style:table-column-properties style:column-width="3.094cm"/>
    </style:style>
    <style:style style:name="Table5.B" style:family="table-column">
      <style:table-column-properties style:column-width="13.901cm"/>
    </style:style>
    <style:style style:name="Table5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5.B1" style:family="table-cell">
      <style:table-cell-properties fo:border="0.05pt solid #000000" fo:padding="0.097cm"/>
    </style:style>
    <style:style style:name="Table5.A2" style:family="table-cell">
      <style:table-cell-properties fo:border-top="none" fo:border-left="0.05pt solid #000000" fo:border-right="none" fo:padding="0.097cm" fo:border-bottom="0.05pt solid #000000"/>
    </style:style>
    <style:style style:name="Table5.B2" style:family="table-cell">
      <style:table-cell-properties fo:border-top="none" fo:border-left="0.05pt solid #000000" fo:border-right="0.05pt solid #000000" fo:padding="0.097cm" fo:border-bottom="0.05pt solid #000000"/>
    </style:style>
    <style:style style:name="Table7" style:family="table">
      <style:table-properties table:align="margins" style:width="17cm"/>
    </style:style>
    <style:style style:name="Table7.A" style:family="table-column">
      <style:table-column-properties style:column-width="17cm" style:rel-column-width="65535*"/>
    </style:style>
    <style:style style:name="Table7.A1" style:family="table-cell">
      <style:table-cell-properties fo:border="0.05pt solid #000000" fo:padding="0.097cm"/>
    </style:style>
    <style:style style:name="Table7.A2" style:family="table-cell">
      <style:table-cell-properties fo:border-top="none" fo:border-left="0.05pt solid #000000" fo:border-right="0.05pt solid #000000" fo:padding="0.097cm" fo:border-bottom="0.05pt solid #000000"/>
    </style:style>
    <style:style style:name="P1" style:parent-style-name="Table_20_Contents" style:family="paragraph">
      <style:paragraph-properties fo:text-align="start" style:justify-single-word="false"/>
    </style:style>
    <style:style style:name="P2" style:parent-style-name="Table_20_Contents" style:family="paragraph">
      <style:text-properties officeooo:paragraph-rsid="0037f377" style:font-size-asian="9pt" style:font-name="vardana" style:font-size-complex="9pt" officeooo:rsid="002f92ea" fo:font-size="9pt"/>
    </style:style>
    <style:style style:name="P3" style:parent-style-name="Table_20_Contents" style:family="paragraph">
      <style:text-properties officeooo:paragraph-rsid="00442c30" style:font-size-asian="9pt" style:font-name="vardana" style:font-size-complex="9pt" officeooo:rsid="002f92ea" fo:font-size="9pt"/>
    </style:style>
    <style:style style:name="P4" style:parent-style-name="Table_20_Contents" style:family="paragraph">
      <style:paragraph-properties fo:text-align="center" style:justify-single-word="false"/>
      <style:text-properties officeooo:paragraph-rsid="00479311" style:font-size-asian="9pt" style:font-name="vardana" style:font-size-complex="9pt" officeooo:rsid="002f92ea" fo:font-size="9pt"/>
    </style:style>
    <style:style style:name="P5" style:parent-style-name="Table_20_Contents" style:family="paragraph">
      <style:text-properties officeooo:paragraph-rsid="0058400d" style:font-size-asian="9pt" style:font-name="vardana" style:font-size-complex="9pt" officeooo:rsid="002f92ea" fo:font-size="9pt"/>
    </style:style>
    <style:style style:name="P6" style:parent-style-name="Table_20_Contents" style:family="paragraph">
      <style:text-properties officeooo:paragraph-rsid="0037f377" style:font-size-asian="9pt" style:font-name="vardana" style:font-size-complex="9pt" officeooo:rsid="002fbab9" fo:font-size="9pt"/>
    </style:style>
    <style:style style:name="P7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8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P9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P10" style:parent-style-name="Header" style:family="paragraph">
      <style:paragraph-properties fo:text-align="start" style:justify-single-word="false"/>
    </style:style>
    <style:style style:name="P11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P12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P13" style:parent-style-name="Standard" style:family="paragraph"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14" style:parent-style-name="Standard" style:family="paragraph">
      <style:text-properties officeooo:paragraph-rsid="001ce1d2" style:font-size-asian="12pt" style:font-name="Arial" fo:font-size="12pt" style:font-size-complex="12pt"/>
    </style:style>
    <style:style style:name="P15" style:parent-style-name="Standard" style:family="paragraph">
      <style:text-properties officeooo:paragraph-rsid="002b85d9" style:font-size-asian="12pt" style:font-name="Arial" fo:font-size="12pt" style:font-size-complex="12pt"/>
    </style:style>
    <style:style style:name="P16" style:parent-style-name="Standard" style:family="paragraph">
      <style:text-properties officeooo:paragraph-rsid="006dacdf" style:font-size-asian="12pt" style:font-name="Arial" fo:font-size="12pt" style:font-size-complex="12pt"/>
    </style:style>
    <style:style style:name="P17" style:parent-style-name="Standard" style:family="paragraph">
      <style:paragraph-properties fo:margin-top="0cm" fo:line-height="100%" fo:margin-bottom="0cm" loext:contextual-spacing="false"/>
      <style:text-properties officeooo:paragraph-rsid="001ce1d2" fo:font-style="normal" style:font-size-asian="12pt" style:font-name="Arial" style:font-size-complex="12pt" fo:font-size="12pt" style:font-style-asian="normal" style:font-style-complex="normal"/>
    </style:style>
    <style:style style:name="P18" style:parent-style-name="Standard" style:family="paragraph">
      <style:paragraph-properties fo:margin-top="0cm" fo:line-height="100%" fo:margin-bottom="0cm" loext:contextual-spacing="false"/>
      <style:text-properties officeooo:paragraph-rsid="002ade15" fo:font-style="normal" style:font-size-asian="12pt" style:font-name="Arial" style:font-size-complex="12pt" fo:font-size="12pt" style:font-style-asian="normal" style:font-style-complex="normal"/>
    </style:style>
    <style:style style:name="P19" style:parent-style-name="Standard" style:family="paragraph">
      <style:paragraph-properties fo:margin-top="0cm" fo:line-height="100%" fo:margin-bottom="0cm" loext:contextual-spacing="false"/>
      <style:text-properties officeooo:paragraph-rsid="002ade15" style:font-size-asian="12pt" style:font-name="Arial" fo:font-size="12pt" style:font-size-complex="12pt"/>
    </style:style>
    <style:style style:name="P20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style:font-size-asian="12pt" style:font-name="Arial" style:font-size-complex="12pt" officeooo:rsid="002c8e5c" fo:font-size="12pt"/>
    </style:style>
    <style:style style:name="P21" style:parent-style-name="Standard" style:family="paragraph">
      <style:paragraph-properties fo:margin-top="0cm" fo:line-height="100%" fo:margin-bottom="0cm" loext:contextual-spacing="false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2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2c8e5c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3" style:parent-style-name="Standard" style:family="paragraph">
      <style:paragraph-properties fo:margin-top="0cm" fo:line-height="100%" fo:margin-bottom="0cm" loext:contextual-spacing="false"/>
      <style:text-properties officeooo:paragraph-rsid="002fbab9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4" style:parent-style-name="Standard" style:family="paragraph">
      <style:text-properties officeooo:paragraph-rsid="006fac92" style:font-size-asian="12pt" style:font-name="Arial" fo:font-size="12pt" style:font-size-complex="12pt"/>
    </style:style>
    <style:style style:name="P25" style:parent-style-name="Standard" style:family="paragraph">
      <style:text-properties officeooo:paragraph-rsid="007041d5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6" style:master-page-name="Standard" style:parent-style-name="Standard" style:family="paragraph">
      <style:paragraph-properties style:page-number="auto"/>
      <style:text-properties officeooo:paragraph-rsid="001ce1d2" fo:font-weight="bold" style:font-size-asian="12pt" style:font-name="Arial" style:font-size-complex="12pt" style:font-name-asian="Times New Roman" fo:font-size="12pt" style:font-weight-asian="bold" style:font-weight-complex="bold" fo:color="#17365d" style:font-name-complex="Times New Roman"/>
    </style:style>
    <style:style style:name="P27" style:parent-style-name="Standard" style:family="paragraph">
      <style:paragraph-properties fo:break-before="page"/>
      <style:text-properties officeooo:paragraph-rsid="007041d5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8" style:parent-style-name="Standard" style:family="paragraph">
      <style:paragraph-properties fo:margin-top="0cm" loext:contextual-spacing="false" fo:text-align="center" style:justify-single-word="false" fo:margin-bottom="0cm" fo:line-height="100%"/>
      <style:text-properties officeooo:paragraph-rsid="007041d5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29" style:parent-style-name="Standard" style:family="paragraph">
      <style:paragraph-properties fo:margin-top="0cm" fo:line-height="100%" fo:margin-bottom="0cm" loext:contextual-spacing="false"/>
      <style:text-properties officeooo:paragraph-rsid="007041d5"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P30" style:parent-style-name="Table_20_Contents" style:family="paragraph">
      <style:text-properties style:font-size-asian="9pt" style:font-name="Verdana" style:font-size-complex="9pt" style:font-name-asian="Times New Roman" fo:font-size="9pt" style:font-name-complex="Times New Roman"/>
    </style:style>
    <style:style style:name="P31" style:family="paragraph">
      <style:paragraph-properties fo:margin-top="0cm" fo:text-indent="0cm" style:writing-mode="lr-tb" style:text-autospace="ideograph-alpha" fo:margin-left="0cm" style:punctuation-wrap="hanging" fo:margin-right="0cm" fo:text-align="start" style:line-break="strict" fo:margin-bottom="0cm" fo:line-height="100%">
        <style:tab-stops/>
      </style:paragraph-properties>
      <style:text-properties fo:hyphenate="false"/>
    </style:style>
    <style:style style:name="T1" style:family="text">
      <style:text-properties style:font-size-asian="6pt" fo:color="#002060" style:font-name="Verdana" fo:font-size="6pt" style:font-size-complex="6pt"/>
    </style:style>
    <style:style style:name="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T3" style:family="text">
      <style:text-properties fo:color="#000000" style:font-name-complex="Times New Roman" style:font-name-asian="Times New Roman"/>
    </style:style>
    <style:style style:name="T4" style:family="text">
      <style:text-properties officeooo:rsid="001e2127" fo:color="#000000" style:font-name-complex="Times New Roman" style:font-name-asian="Times New Roman"/>
    </style:style>
    <style:style style:name="T5" style:family="text">
      <style:text-properties officeooo:rsid="001ce1d2" fo:color="#000000" style:font-name-complex="Times New Roman" style:font-name-asian="Times New Roman"/>
    </style:style>
    <style:style style:name="T6" style:family="text">
      <style:text-properties fo:font-weight="bold" style:font-size-asian="9pt" style:font-name="Verdana" style:font-size-complex="9pt" style:font-name-asian="Times New Roman" fo:font-size="9pt" style:font-weight-asian="bold" style:font-weight-complex="bold" fo:color="#17365d" style:font-name-complex="Times New Roman"/>
    </style:style>
    <style:style style:name="T7" style:family="text">
      <style:text-properties fo:font-weight="bold" style:font-size-asian="9pt" style:font-name="Verdana" style:font-size-complex="9pt" officeooo:rsid="002b85d9" style:font-name-asian="Times New Roman" fo:font-size="9pt" style:font-weight-asian="bold" style:font-weight-complex="bold" fo:color="#17365d" style:font-name-complex="Times New Roman"/>
    </style:style>
    <style:style style:name="T8" style:family="text">
      <style:text-properties fo:font-weight="bold" style:font-size-asian="9pt" style:font-name="Verdana" style:font-size-complex="9pt" officeooo:rsid="00353364" style:font-name-asian="Times New Roman" fo:font-size="9pt" style:font-weight-asian="bold" style:font-weight-complex="bold" fo:color="#17365d" style:font-name-complex="Times New Roman"/>
    </style:style>
    <style:style style:name="T9" style:family="text">
      <style:text-properties fo:font-weight="bold" style:font-size-asian="9pt" style:font-name="Verdana" style:font-size-complex="9pt" officeooo:rsid="0037f377" style:font-name-asian="Times New Roman" fo:font-size="9pt" style:font-weight-asian="bold" style:font-weight-complex="bold" fo:color="#17365d" style:font-name-complex="Times New Roman"/>
    </style:style>
    <style:style style:name="T10" style:family="text">
      <style:text-properties fo:font-weight="bold" style:font-size-asian="9pt" style:font-name="Verdana" style:font-size-complex="9pt" officeooo:rsid="006dacdf" style:font-name-asian="Times New Roman" fo:font-size="9pt" style:font-weight-asian="bold" style:font-weight-complex="bold" fo:color="#17365d" style:font-name-complex="Times New Roman"/>
    </style:style>
    <style:style style:name="T11" style:family="text">
      <style:text-properties fo:font-weight="bold" fo:font-style="italic" style:font-size-asian="9pt" style:font-name="Verdana" style:font-size-complex="9pt" style:font-name-asian="Times New Roman" fo:font-size="9pt" style:font-style-asian="italic" style:font-weight-complex="bold" fo:color="#17365d" style:font-name-complex="Times New Roman" style:font-weight-asian="bold"/>
    </style:style>
    <style:style style:name="T12" style:family="text">
      <style:text-properties fo:font-weight="bold" style:font-size-asian="7pt" style:font-name="Verdana" style:font-size-complex="9pt" style:font-name-asian="Times New Roman" fo:font-size="7pt" style:font-weight-asian="bold" style:font-weight-complex="bold" fo:color="#17365d" style:font-name-complex="Times New Roman"/>
    </style:style>
    <style:style style:name="T13" style:family="text">
      <style:text-properties fo:font-weight="bold" style:font-name="Verdana" officeooo:rsid="0037f377" style:font-name-asian="Times New Roman" style:font-weight-asian="bold" style:font-weight-complex="bold" fo:color="#17365d" style:font-name-complex="Times New Roman"/>
    </style:style>
    <style:style style:name="T14" style:family="text">
      <style:text-properties fo:font-weight="normal" style:font-name="Verdana" officeooo:rsid="0040ce69" style:font-name-asian="Times New Roman" style:font-weight-asian="normal" style:font-weight-complex="normal" fo:color="#17365d" style:font-name-complex="Times New Roman"/>
    </style:style>
    <style:style style:name="T15" style:family="text">
      <style:text-properties fo:font-weight="bold" style:font-name-asian="Times New Roman" style:font-weight-asian="bold" style:font-weight-complex="bold" fo:color="#17365d" style:font-name-complex="Times New Roman"/>
    </style:style>
    <style:style style:name="T16" style:family="text">
      <style:text-properties officeooo:rsid="002fbab9"/>
    </style:style>
    <style:style style:name="T17" style:family="text">
      <style:text-properties officeooo:rsid="0037a5a6"/>
    </style:style>
    <style:style style:name="T18" style:family="text">
      <style:text-properties officeooo:rsid="0040ce69"/>
    </style:style>
    <style:style style:name="T19" style:family="text">
      <style:text-properties officeooo:rsid="00496279"/>
    </style:style>
    <style:style style:name="T20" style:family="text">
      <style:text-properties officeooo:rsid="005a73d7"/>
    </style:style>
    <style:style style:name="T21" style:family="text">
      <style:text-properties officeooo:rsid="006dacdf"/>
    </style:style>
    <style:style style:name="T22" style:family="text">
      <style:text-properties fo:font-weight="normal" fo:font-style="normal" style:use-window-font-color="true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/>
    </style:style>
    <style:style style:name="T23" style:family="text">
      <style:text-properties fo:font-weight="normal" fo:font-style="normal" fo:language="es" style:font-style-complex="normal" fo:letter-spacing="normal" style:font-name-asian="Droid Sans Fallback" style:country-asian="CN" style:letter-kerning="true" style:font-name-complex="Droid Sans Devanagari" style:text-position="0% 100%" style:text-underline-style="none" style:text-emphasize="none" style:font-name="Liberation Serif" style:language-asian="zh" style:font-weight-asian="normal" style:text-scale="100%" style:text-underline-mode="continuous" style:font-weight-complex="normal" style:text-overline-style="none" style:font-relief="none" style:text-outline="false" style:font-size-complex="12pt" style:text-line-through-style="none" fo:font-variant="normal" fo:text-transform="none" style:font-style-asian="normal" style:text-overline-color="font-color" style:text-overline-mode="continuous" fo:country="ES" style:font-size-asian="10.5pt" style:text-line-through-type="none" fo:text-shadow="none" style:text-line-through-mode="continuous" style:language-complex="hi" fo:font-size="10pt" style:country-complex="IN" fo:color="#000000"/>
    </style:style>
    <style:style style:name="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style style:name="Sect1" style:family="section">
      <style:section-properties style:editable="false">
        <style:columns fo:column-gap="0cm" fo:column-count="1"/>
      </style:section-properties>
    </style:style>
    <text:list-style style:name="L1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2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3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  <text:list-style style:name="L4">
      <text:list-level-style-number style:num-format="A" text:level="1">
        <style:list-level-properties/>
        <style:text-properties fo:color="#000000" fo:font-size="100%"/>
      </text:list-level-style-number>
      <text:list-level-style-number style:num-format="A" text:level="2">
        <style:list-level-properties text:space-before="0.8cm"/>
        <style:text-properties fo:color="#000000" fo:font-size="100%"/>
      </text:list-level-style-number>
      <text:list-level-style-number style:num-format="A" text:level="3">
        <style:list-level-properties text:space-before="1.6cm"/>
        <style:text-properties fo:color="#000000" fo:font-size="100%"/>
      </text:list-level-style-number>
      <text:list-level-style-number style:num-format="A" text:level="4">
        <style:list-level-properties text:space-before="2.4cm"/>
        <style:text-properties fo:color="#000000" fo:font-size="100%"/>
      </text:list-level-style-number>
      <text:list-level-style-number style:num-format="A" text:level="5">
        <style:list-level-properties text:space-before="3.2cm"/>
        <style:text-properties fo:color="#000000" fo:font-size="100%"/>
      </text:list-level-style-number>
      <text:list-level-style-number style:num-format="A" text:level="6">
        <style:list-level-properties text:space-before="4cm"/>
        <style:text-properties fo:color="#000000" fo:font-size="100%"/>
      </text:list-level-style-number>
      <text:list-level-style-number style:num-format="A" text:level="7">
        <style:list-level-properties text:space-before="4.8cm"/>
        <style:text-properties fo:color="#000000" fo:font-size="100%"/>
      </text:list-level-style-number>
      <text:list-level-style-number style:num-format="A" text:level="8">
        <style:list-level-properties text:space-before="5.6cm"/>
        <style:text-properties fo:color="#000000" fo:font-size="100%"/>
      </text:list-level-style-number>
      <text:list-level-style-number style:num-format="A" text:level="9">
        <style:list-level-properties text:space-before="6.4cm"/>
        <style:text-properties fo:color="#000000" fo:font-size="100%"/>
      </text:list-level-style-number>
      <text:list-level-style-number style:num-format="A" text:level="10">
        <style:list-level-properties text:space-before="7.2cm"/>
        <style:text-properties fo:color="#000000" fo:font-size="100%"/>
      </text:list-level-style-number>
    </text:list-style>
  </office:automatic-styles>
  <office:body>
    <office:text text:use-soft-page-breaks="true">
      <text:sequence-decls>
        <text:sequence-decl text:name="Illustration" text:display-outline-level="0"/>
        <text:sequence-decl text:name="Table" text:display-outline-level="0"/>
        <text:sequence-decl text:name="Text" text:display-outline-level="0"/>
        <text:sequence-decl text:name="Drawing" text:display-outline-level="0"/>
      </text:sequence-decls>
      <text:p text:style-name="P26">ANTECEDENTES</text:p>
      <text:p text:style-name="P13"/>
      <table:table table:name="Table1" table:style-name="Table1">
        <table:table-column table:style-name="Table1.A"/>
        <table:table-column table:style-name="Table1.B"/>
        <table:table-row table:style-name="Table1.1">
          <table:table-cell office:value-type="string" table:number-columns-spanned="2" table:style-name="Table1.A1">
            <text:p text:style-name="P17"><text:span text:style-name="T15">Cliente</text:span><text:span text:style-name="T3">: Centro de Ecología Aplicada Ltda.</text:span></text:p>
          </table:table-cell>
          <table:covered-table-cell/>
        </table:table-row>
        <table:table-row table:style-name="Table1.1">
          <table:table-cell office:value-type="string" table:number-columns-spanned="2" table:style-name="Table1.A1">
            <text:p text:style-name="P18"><text:span text:style-name="T15">Proyecto-Código</text:span><text:span text:style-name="T3">: <text:s/></text:span><text:span text:style-name="T5">Estudio de Línea de Base del Medio Marino Proyecto Escondida</text:span><text:span text:style-name="T5"> </text:span>: <text:span text:style-name="T5">MEL013</text:span></text:p>
          </table:table-cell>
          <table:covered-table-cell/>
        </table:table-row>
        <table:table-row table:style-name="Table1.3">
          <table:table-cell office:value-type="string" table:style-name="Table1.A1">
            <text:p text:style-name="P18"><text:span text:style-name="T15">Solicitado por</text:span><text:span text:style-name="T3">: </text:span><text:span text:style-name="T4">David Pineda Osorio</text:span></text:p>
          </table:table-cell>
          <table:table-cell office:value-type="string" table:style-name="Table1.A1">
            <text:p text:style-name="P18"><text:span text:style-name="T15">Fecha de Solicitud</text:span><text:span text:style-name="T3">: </text:span><text:span text:style-name="T4">10-03-2015</text:span></text:p>
          </table:table-cell>
        </table:table-row>
        <table:table-row table:style-name="Table1.1">
          <table:table-cell office:value-type="string" table:number-columns-spanned="2" table:style-name="Table1.A1">
            <text:p text:style-name="P19"><text:span text:style-name="T15">Fecha de entrega material</text:span><text:span text:style-name="T3">: </text:span><text:span text:style-name="T4">15-03-2015</text:span></text:p>
          </table:table-cell>
          <table:covered-table-cell/>
        </table:table-row>
      </table:table>
      <text:p text:style-name="P14"/>
      <text:p text:style-name="P16"><text:span text:style-name="T6">REQUERIMIENTOS ANAL</text:span><text:span text:style-name="T7">Í</text:span><text:span text:style-name="T6">TICOS (</text:span><text:span text:style-name="T11">llenar una hoja por matriz</text:span><text:span text:style-name="T6">).</text:span></text:p>
      <text:p text:style-name="P16"/>
      <text:section text:style-name="Sect1" text:name="Section Matriz 1">
        <text:p text:style-name="P15"><text:span text:style-name="T6"/><text:change-end text:change-id="ct136542048"/><text:span text:style-name="T6">SISTEMA A MUESTREAR: </text:span><text:span text:style-name="T8">Agua Marina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0"><text:span text:style-name="T6">Cantidad </text:span><text:span text:style-name="T12">(Estaciones)</text:span></text:p>
            </table:table-cell>
            <table:table-cell office:value-type="string" table:style-name="Table2.A1">
              <text:p text:style-name="P21">Parámetros a contratar</text:p>
            </table:table-cell>
            <table:table-cell office:value-type="string" table:style-name="Table2.C1">
              <text:p text:style-name="P22">N total (n=<text:span text:style-name="T20">xx</text:span>)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Conductividad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Oxígen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10</text:p>
            </table:table-cell>
            <table:table-cell office:value-type="string" table:style-name="Table2.B2">
              <text:p text:style-name="P3">Arsénico DISUEL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1">Codificación de estaciones: </text:p>
            </table:table-cell>
          </table:table-row>
          <table:table-row>
            <table:table-cell office:value-type="string" table:style-name="Table3.A2">
              <text:p text:style-name="P2">RCA-01;RCA-02;RCA-03;RCA-04;RCA-05;RCA-06;RCA-07;RCA-08;RCA-09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3"><text:span text:style-name="T16">Observaciones</text:span>: </text:p>
            </table:table-cell>
          </table:table-row>
          <table:table-row>
            <table:table-cell office:value-type="string" table:style-name="Table4.A2">
              <text:p text:style-name="P6"/>
            </table:table-cell>
          </table:table-row>
        </table:table>
        <text:p text:style-name="podPageBreak"/>
        <text:p text:style-name="P27"><text:span text:style-name="T21">MATERIALES O EQUIPOS REQUERIDOS </text:span></text:p>
        <text:p text:style-name="P25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8">Cantidad</text:p>
            </table:table-cell>
            <table:table-cell office:value-type="string" table:style-name="Table5.B1">
              <text:p text:style-name="P28">Equipos o instrumentos de muestreo</text:p>
            </table:table-cell>
          </table:table-row>
          <table:table-row>
            <table:table-cell office:value-type="string" table:style-name="Table5.A2">
              <text:p text:style-name="P30"/>
            </table:table-cell>
            <table:table-cell office:value-type="string" table:style-name="Table5.B2">
              <text:p text:style-name="P30"/>
            </table:table-cell>
          </table:table-row>
        </table:table>
        <text:p text:style-name="P25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29">Observaciones: <text:s/></text:p>
            </table:table-cell>
          </table:table-row>
          <table:table-row>
            <table:table-cell office:value-type="string" table:style-name="Table7.A2">
              <text:p text:style-name="P30"/>
            </table:table-cell>
          </table:table-row>
        </table:table>
        <text:p text:style-name="P25"><text:span text:style-name="T10"/></text:p>
      </text:section>
      <text:section text:style-name="Sect1" text:name="Section Matriz 1">
        <text:p text:style-name="P15"><text:span text:style-name="T6"/><text:change-end text:change-id="ct136542048"/><text:span text:style-name="T6">SISTEMA A MUESTREAR: </text:span><text:span text:style-name="T8">Sedimento Marino</text:span></text:p>
        <text:p text:style-name="P15"/>
        <table:table table:name="Table2" table:style-name="Table2">
          <table:table-column table:style-name="Table2.A"/>
          <table:table-column table:style-name="Table2.B"/>
          <table:table-column table:style-name="Table2.C"/>
          <table:table-row>
            <table:table-cell office:value-type="string" table:style-name="Table2.A1">
              <text:p text:style-name="P20"><text:span text:style-name="T6">Cantidad </text:span><text:span text:style-name="T12">(Estaciones)</text:span></text:p>
            </table:table-cell>
            <table:table-cell office:value-type="string" table:style-name="Table2.A1">
              <text:p text:style-name="P21">Parámetros a contratar</text:p>
            </table:table-cell>
            <table:table-cell office:value-type="string" table:style-name="Table2.C1">
              <text:p text:style-name="P22">N total (n=<text:span text:style-name="T20">xx</text:span>)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i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  <table:table-row>
            <table:table-cell office:value-type="string" table:style-name="Table2.A2">
              <text:p text:style-name="P5">3</text:p>
            </table:table-cell>
            <table:table-cell office:value-type="string" table:style-name="Table2.B2">
              <text:p text:style-name="P3">nitrato</text:p>
            </table:table-cell>
            <table:table-cell office:value-type="string" table:style-name="Table2.C2">
              <text:p text:style-name="P4">1<office:annotation-end office:name="__Annotation__10856_1870438806"/></text:p>
            </table:table-cell>
          </table:table-row>
        </table:table>
        <text:p text:style-name="P15"/>
        <table:table table:name="Table3" table:style-name="Table3">
          <table:table-column table:style-name="Table3.A"/>
          <table:table-row>
            <table:table-cell office:value-type="string" table:style-name="Table3.A1">
              <text:p text:style-name="P21">Codificación de estaciones: </text:p>
            </table:table-cell>
          </table:table-row>
          <table:table-row>
            <table:table-cell office:value-type="string" table:style-name="Table3.A2">
              <text:p text:style-name="P2">RCA-01;RCA-02;RCA-05;RCA-08;RCA-10</text:p>
            </table:table-cell>
          </table:table-row>
        </table:table>
        <text:p text:style-name="P15"/>
        <table:table table:name="Table4" table:style-name="Table4">
          <table:table-column table:style-name="Table4.A"/>
          <table:table-row>
            <table:table-cell office:value-type="string" table:style-name="Table4.A1">
              <text:p text:style-name="P23"><text:span text:style-name="T16">Observaciones</text:span>: </text:p>
            </table:table-cell>
          </table:table-row>
          <table:table-row>
            <table:table-cell office:value-type="string" table:style-name="Table4.A2">
              <text:p text:style-name="P6">Se dobla cantidad de muestras de nitrito\nSe dobla cantidad de muestras de nitrato</text:p>
            </table:table-cell>
          </table:table-row>
        </table:table>
        <text:p text:style-name="podPageBreak"/>
        <text:p text:style-name="P27"><text:span text:style-name="T21">MATERIALES O EQUIPOS REQUERIDOS </text:span></text:p>
        <text:p text:style-name="P25"/>
        <table:table table:name="Table5" table:style-name="Table5">
          <table:table-column table:style-name="Table5.A"/>
          <table:table-column table:style-name="Table5.B"/>
          <table:table-row>
            <table:table-cell office:value-type="string" table:style-name="Table5.A1">
              <text:p text:style-name="P28">Cantidad</text:p>
            </table:table-cell>
            <table:table-cell office:value-type="string" table:style-name="Table5.B1">
              <text:p text:style-name="P28">Equipos o instrumentos de muestreo</text:p>
            </table:table-cell>
          </table:table-row>
          <table:table-row>
            <table:table-cell office:value-type="string" table:style-name="Table5.A2">
              <text:p text:style-name="P30"/>
            </table:table-cell>
            <table:table-cell office:value-type="string" table:style-name="Table5.B2">
              <text:p text:style-name="P30"/>
            </table:table-cell>
          </table:table-row>
        </table:table>
        <text:p text:style-name="P25"/>
        <table:table table:name="Table7" table:style-name="Table7">
          <table:table-column table:style-name="Table7.A"/>
          <table:table-row>
            <table:table-cell office:value-type="string" table:style-name="Table7.A1">
              <text:p text:style-name="P29">Observaciones: <text:s/></text:p>
            </table:table-cell>
          </table:table-row>
          <table:table-row>
            <table:table-cell office:value-type="string" table:style-name="Table7.A2">
              <text:p text:style-name="P30"/>
            </table:table-cell>
          </table:table-row>
        </table:table>
        <text:p text:style-name="P25"><text:span text:style-name="T10"/></text:p>
      </text:section>
    </office:text>
  </office:body>
</office:document-content>
</file>

<file path=styles.xml><?xml version="1.0" encoding="utf-8"?>
<office:document-styles xmlns:form="urn:oasis:names:tc:opendocument:xmlns:form:1.0" xmlns:calcext="urn:org:documentfoundation:names:experimental:calc:xmlns:calcext:1.0" xmlns:script="urn:oasis:names:tc:opendocument:xmlns:script:1.0" xmlns:rpt="http://openoffice.org/2005/report" xmlns:loext="urn:org:documentfoundation:names:experimental:office:xmlns:loext:1.0" xmlns:xhtml="http://www.w3.org/1999/xhtml" xmlns:fo="urn:oasis:names:tc:opendocument:xmlns:xsl-fo-compatible:1.0" xmlns:dc="http://purl.org/dc/elements/1.1/" xmlns:drawooo="http://openoffice.org/2010/draw" xmlns:meta="urn:oasis:names:tc:opendocument:xmlns:meta:1.0" xmlns:ooow="http://openoffice.org/2004/writer" xmlns:text="urn:oasis:names:tc:opendocument:xmlns:text:1.0" xmlns:tableooo="http://openoffice.org/2009/table" xmlns:ooo="http://openoffice.org/2004/office" xmlns:oooc="http://openoffice.org/2004/calc" xmlns:xlink="http://www.w3.org/1999/xlink" xmlns:svg="urn:oasis:names:tc:opendocument:xmlns:svg-compatible:1.0" xmlns:office="urn:oasis:names:tc:opendocument:xmlns:office:1.0" xmlns:math="http://www.w3.org/1998/Math/MathML" xmlns:of="urn:oasis:names:tc:opendocument:xmlns:of:1.2" xmlns:dr3d="urn:oasis:names:tc:opendocument:xmlns:dr3d:1.0" xmlns:table="urn:oasis:names:tc:opendocument:xmlns:table:1.0" xmlns:grddl="http://www.w3.org/2003/g/data-view#" xmlns:chart="urn:oasis:names:tc:opendocument:xmlns:chart:1.0" xmlns:css3t="http://www.w3.org/TR/css3-text/" xmlns:draw="urn:oasis:names:tc:opendocument:xmlns:drawing:1.0" xmlns:style="urn:oasis:names:tc:opendocument:xmlns:style:1.0" xmlns:dom="http://www.w3.org/2001/xml-events" xmlns:officeooo="http://openoffice.org/2009/office" xmlns:number="urn:oasis:names:tc:opendocument:xmlns:datastyle:1.0" office:version="1.2">
  <office:font-face-decls>
    <style:font-face style:name="PodStarSymbol" svg:font-family="StarSymbol"/>
    <style:font-face style:name="vardana" svg:font-family="vardana"/>
    <style:font-face style:name="Arial" svg:font-family="Arial" style:font-family-generic="swiss"/>
    <style:font-face style:name="Droid Sans Devanagari1" svg:font-family="'Droid Sans Devanagari'" style:font-family-generic="swiss"/>
    <style:font-face style:name="Albertus Extra Bold" style:font-pitch="variable" svg:font-family="'Albertus Extra Bold'" style:font-family-generic="roman"/>
    <style:font-face style:name="Liberation Serif" style:font-pitch="variable" svg:font-family="'Liberation Serif'" style:font-family-generic="roman"/>
    <style:font-face style:name="Verdana" style:font-pitch="variable" svg:font-family="Verdana" style:font-family-generic="roman"/>
    <style:font-face style:name="Liberation Sans" style:font-pitch="variable" svg:font-family="'Liberation Sans'" style:font-family-generic="swiss"/>
    <style:font-face style:name="Droid Sans Devanagari" style:font-pitch="variable" svg:font-family="'Droid Sans Devanagari'" style:font-family-generic="system"/>
    <style:font-face style:name="Droid Sans Fallback" style:font-pitch="variable" svg:font-family="'Droid Sans Fallback'" style:font-family-generic="system"/>
    <style:font-face style:name="Times New Roman" style:font-pitch="variable" svg:font-family="'Times New Roman'" style:font-family-generic="system"/>
  </office:font-face-decls>
  <office:styles>
    <style:style style:name="podNumberStyle" style:display-name="POD Numbering Symbols" style:family="text"/>
    <style:style style:name="podBulletStyle" style:display-name="POD Bullet Symbols" style:family="text">
      <style:text-properties style:font-name="PodStarSymbol" fo:font-size="9pt" style:font-name-asian="PodStarSymbol" style:font-size-asian="9pt" style:font-name-complex="PodStarSymbol" style:font-size-complex="9pt"/>
    </style:style>
    <style:style style:name="AppyStandard" style:family="paragraph" style:class="text" style:master-page-name="">
      <style:paragraph-properties fo:margin-left="0cm" fo:margin-right="0cm" fo:margin-top="0.101cm" fo:margin-bottom="0.169cm" fo:text-indent="0cm" style:auto-text-indent="false" style:page-number="auto"/>
      <style:text-properties style:font-name="DejaVu Sans" fo:font-size="10pt"/>
    </style:style>
    <style:style style:name="Appy_Table_Content" style:display-name="Appy Table Contents" style:family="paragraph" style:parent-style-name="AppyStandard" style:class="extra">
      <style:paragraph-properties fo:margin-top="0cm" fo:margin-bottom="0cm" text:number-lines="false" text:line-number="0"/>
      <style:text-properties fo:font-size="8pt"/>
    </style:style>
    <style:style style:name="Appy_Table_Heading" style:display-name="Appy Table Heading" style:family="paragraph" style:parent-style-name="Appy_Table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default-style style:family="graphic">
      <style:graphic-properties svg:stroke-color="#3465a4" fo:wrap-option="no-wrap" style:flow-with-text="false" draw:shadow-offset-y="0.3cm" draw:shadow-offset-x="0.3cm" draw:end-line-spacing-horizontal="0.283cm" draw:start-line-spacing-vertical="0.283cm" draw:start-line-spacing-horizontal="0.283cm" draw:end-line-spacing-vertical="0.283cm" draw:fill-color="#729fcf"/>
      <style:paragraph-properties style:text-autospace="ideograph-alpha" style:font-independent-line-spacing="false" style:writing-mode="lr-tb" style:line-break="strict">
        <style:tab-stops/>
      </style:paragraph-properties>
      <style:text-properties style:use-window-font-color="true" fo:country="ES" fo:language="es" style:font-name="Liberation Serif" style:language-asian="zh" style:language-complex="hi" style:font-size-asian="10.5pt" style:font-name-asian="Droid Sans Fallback" fo:font-size="12pt" style:font-size-complex="12pt" style:country-asian="CN" style:letter-kerning="true" style:font-name-complex="Droid Sans Devanagari" style:country-complex="IN"/>
    </style:default-style>
    <style:default-style style:family="paragraph">
      <style:paragraph-properties style:writing-mode="page" fo:hyphenation-ladder-count="no-limit" style:tab-stop-distance="1.251cm" style:punctuation-wrap="hanging" style:text-autospace="ideograph-alpha" style:line-break="strict"/>
      <style:text-properties fo:hyphenation-remain-char-count="2" style:use-window-font-color="true" fo:country="ES" fo:language="es" fo:hyphenation-push-char-count="2" style:font-name="Liberation Serif" style:language-asian="zh" style:language-complex="hi" style:font-size-asian="10.5pt" style:font-name-asian="Droid Sans Fallback" fo:font-size="12pt" style:font-size-complex="12pt" style:country-asian="CN" style:letter-kerning="true" fo:hyphenate="false" style:font-name-complex="Droid Sans Devanagari" style:country-complex="I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class="text" style:family="paragraph"/>
    <style:style style:name="Heading" style:next-style-name="Text_20_body" style:class="text" style:parent-style-name="Standard" style:family="paragraph">
      <style:paragraph-properties fo:margin-top="0.423cm" fo:keep-with-next="always" fo:margin-bottom="0.212cm" loext:contextual-spacing="false"/>
      <style:text-properties style:font-family-generic-asian="system" style:font-name-complex="Droid Sans Devanagari" style:font-family-generic-complex="system" style:font-size-asian="14pt" fo:font-family="'Liberation Sans'" style:font-name="Liberation Sans" style:font-size-complex="14pt" style:font-family-asian="'Droid Sans Fallback'" style:font-name-asian="Droid Sans Fallback" style:font-family-complex="'Droid Sans Devanagari'" fo:font-size="14pt" style:font-pitch-complex="variable" style:font-pitch="variable" style:font-pitch-asian="variable" style:font-family-generic="swiss"/>
    </style:style>
    <style:style style:name="Text_20_body" style:display-name="Text body" style:class="text" style:parent-style-name="Standard" style:family="paragraph">
      <style:paragraph-properties fo:margin-top="0cm" fo:line-height="120%" fo:margin-bottom="0.247cm" loext:contextual-spacing="false"/>
    </style:style>
    <style:style style:name="List" style:class="list" style:parent-style-name="Text_20_body" style:family="paragraph">
      <style:text-properties style:font-size-asian="12pt" style:font-family-generic-complex="swiss" style:font-family-complex="'Droid Sans Devanagari'" style:font-name-complex="Droid Sans Devanagari1"/>
    </style:style>
    <style:style style:name="Caption" style:class="extra" style:parent-style-name="Standard" style:family="paragraph">
      <style:paragraph-properties fo:margin-top="0.212cm" text:number-lines="false" text:line-number="0" fo:margin-bottom="0.212cm" loext:contextual-spacing="false"/>
      <style:text-properties fo:font-style="italic" style:font-size-asian="12pt" style:font-size-complex="12pt" style:font-family-complex="'Droid Sans Devanagari'" fo:font-size="12pt" style:font-style-asian="italic" style:font-style-complex="italic" style:font-family-generic-complex="swiss" style:font-name-complex="Droid Sans Devanagari1"/>
    </style:style>
    <style:style style:name="Index" style:class="index" style:parent-style-name="Standard" style:family="paragraph">
      <style:paragraph-properties text:number-lines="false" text:line-number="0"/>
      <style:text-properties style:font-size-asian="12pt" style:font-family-generic-complex="swiss" style:font-family-complex="'Droid Sans Devanagari'" style:font-name-complex="Droid Sans Devanagari1"/>
    </style:style>
    <style:style style:name="Head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class="extra" style:parent-style-name="Standard" style:family="paragraph">
      <style:paragraph-properties text:number-lines="false" text:line-number="0"/>
    </style:style>
    <style:style style:name="Table_20_Heading" style:display-name="Table Heading" style:class="extra" style:parent-style-name="Table_20_Contents" style:family="paragraph">
      <style:paragraph-properties fo:text-align="center" style:justify-single-word="false" text:line-number="0" text:number-lines="false"/>
      <style:text-properties fo:font-weight="bold" style:font-weight-asian="bold" style:font-weight-complex="bold"/>
    </style:style>
    <style:style style:name="Title" style:class="chapter" style:default-outline-level="" style:parent-style-name="Standard" style:family="paragraph">
      <style:paragraph-properties fo:margin-top="0cm" loext:contextual-spacing="false" fo:text-align="center" style:justify-single-word="false" fo:margin-bottom="0cm" fo:line-height="200%"/>
      <style:text-properties fo:font-weight="bold" style:font-name-complex="Times New Roman" style:font-family-generic-complex="system" style:font-pitch-complex="variable" fo:country="US" fo:language="en" fo:font-family="'Albertus Extra Bold'" style:font-name="Albertus Extra Bold" style:country-asian="ES" style:language-asian="es" style:font-family-asian="'Times New Roman'" style:font-name-asian="Times New Roman" style:font-family-complex="'Times New Roman'" fo:font-size="14pt" style:font-weight-asian="bold" style:font-size-asian="14pt" style:font-pitch="variable" style:font-size-complex="10pt" style:font-pitch-asian="variable" style:font-family-generic-asian="system" style:font-family-generic="roman"/>
    </style:style>
    <style:style style:name="Footer" style:class="extra" style:parent-style-name="Standard" style:family="paragraph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class="html" style:parent-style-name="Standard" style:family="paragraph">
      <style:paragraph-properties fo:margin-top="0cm" fo:text-indent="0cm" loext:contextual-spacing="false" fo:margin-left="1cm" style:auto-text-indent="false" fo:margin-right="1cm" fo:margin-bottom="0.499cm"/>
    </style:style>
    <style:style style:name="Subtitle" style:next-style-name="Text_20_body" style:class="chapter" style:parent-style-name="Heading" style:family="paragraph">
      <style:paragraph-properties fo:margin-top="0.106cm" fo:text-align="center" style:justify-single-word="false" fo:margin-bottom="0.212cm" loext:contextual-spacing="false"/>
      <style:text-properties style:font-size-asian="18pt" fo:font-size="18pt" style:font-size-complex="18pt"/>
    </style:style>
    <style:style style:next-style-name="Text_20_body" style:class="text" style:family="paragraph" style:name="Heading_20_1" style:display-name="Heading 1" style:default-outline-level="1" style:parent-style-name="Heading">
      <style:paragraph-properties fo:margin-top="0.423cm" fo:margin-bottom="0.212cm" loext:contextual-spacing="false"/>
      <style:text-properties fo:font-weight="bold" style:font-size-asian="130%" style:font-size-complex="130%" fo:font-size="130%" style:font-weight-asian="bold" style:font-weight-complex="bold"/>
    </style:style>
    <style:style style:next-style-name="Text_20_body" style:class="text" style:family="paragraph" style:name="Heading_20_2" style:display-name="Heading 2" style:default-outline-level="2" style:parent-style-name="Heading">
      <style:paragraph-properties fo:margin-top="0.353cm" fo:margin-bottom="0.212cm" loext:contextual-spacing="false"/>
      <style:text-properties fo:font-weight="bold" style:font-size-asian="115%" style:font-size-complex="115%" fo:font-size="115%" style:font-weight-asian="bold" style:font-weight-complex="bold"/>
    </style:style>
    <style:style style:next-style-name="Text_20_body" style:class="text" style:family="paragraph" style:name="Heading_20_3" style:display-name="Heading 3" style:default-outline-level="3" style:parent-style-name="Heading">
      <style:paragraph-properties fo:margin-top="0.247cm" fo:margin-bottom="0.212cm" loext:contextual-spacing="false"/>
      <style:text-properties fo:font-weight="bold" style:font-size-asian="14pt" style:font-size-complex="14pt" fo:font-size="14pt" style:font-weight-asian="bold" style:font-weight-complex="bold" fo:color="#808080"/>
    </style:style>
    <style:style style:name="Numbering_20_Symbols" style:display-name="Numbering Symbols" style:family="text"/>
    <style:style style:name="Graphics" style:family="graphic">
      <style:graphic-properties style:vertical-pos="top" style:wrap="dynamic" style:wrap-contour="false" style:horizontal-pos="center" svg:y="0cm" svg:x="0cm" style:number-wrapped-paragraphs="no-limit" style:vertical-rel="paragraph" text:anchor-type="paragraph" style:horizontal-rel="paragraph"/>
    </style:style>
    <text:outline-style style:name="Outline">
      <text:outline-level-style style:num-format="" text:level="1">
        <style:list-level-properties text:list-level-position-and-space-mode="label-alignment">
          <style:list-level-label-alignment fo:text-indent="-0.762cm" text:label-followed-by="listtab" fo:margin-left="0.762cm" text:list-tab-stop-position="0.762cm"/>
        </style:list-level-properties>
      </text:outline-level-style>
      <text:outline-level-style style:num-format="" text:level="2">
        <style:list-level-properties text:list-level-position-and-space-mode="label-alignment">
          <style:list-level-label-alignment fo:text-indent="-1.016cm" text:label-followed-by="listtab" fo:margin-left="1.016cm" text:list-tab-stop-position="1.016cm"/>
        </style:list-level-properties>
      </text:outline-level-style>
      <text:outline-level-style style:num-format="" text:level="3">
        <style:list-level-properties text:list-level-position-and-space-mode="label-alignment">
          <style:list-level-label-alignment fo:text-indent="-1.27cm" text:label-followed-by="listtab" fo:margin-left="1.27cm" text:list-tab-stop-position="1.27cm"/>
        </style:list-level-properties>
      </text:outline-level-style>
      <text:outline-level-style style:num-format="" text:level="4">
        <style:list-level-properties text:list-level-position-and-space-mode="label-alignment">
          <style:list-level-label-alignment fo:text-indent="-1.524cm" text:label-followed-by="listtab" fo:margin-left="1.524cm" text:list-tab-stop-position="1.524cm"/>
        </style:list-level-properties>
      </text:outline-level-style>
      <text:outline-level-style style:num-format="" text:level="5">
        <style:list-level-properties text:list-level-position-and-space-mode="label-alignment">
          <style:list-level-label-alignment fo:text-indent="-1.778cm" text:label-followed-by="listtab" fo:margin-left="1.778cm" text:list-tab-stop-position="1.778cm"/>
        </style:list-level-properties>
      </text:outline-level-style>
      <text:outline-level-style style:num-format="" text:level="6">
        <style:list-level-properties text:list-level-position-and-space-mode="label-alignment">
          <style:list-level-label-alignment fo:text-indent="-2.032cm" text:label-followed-by="listtab" fo:margin-left="2.032cm" text:list-tab-stop-position="2.032cm"/>
        </style:list-level-properties>
      </text:outline-level-style>
      <text:outline-level-style style:num-format="" text:level="7">
        <style:list-level-properties text:list-level-position-and-space-mode="label-alignment">
          <style:list-level-label-alignment fo:text-indent="-2.286cm" text:label-followed-by="listtab" fo:margin-left="2.286cm" text:list-tab-stop-position="2.286cm"/>
        </style:list-level-properties>
      </text:outline-level-style>
      <text:outline-level-style style:num-format="" text:level="8">
        <style:list-level-properties text:list-level-position-and-space-mode="label-alignment">
          <style:list-level-label-alignment fo:text-indent="-2.54cm" text:label-followed-by="listtab" fo:margin-left="2.54cm" text:list-tab-stop-position="2.54cm"/>
        </style:list-level-properties>
      </text:outline-level-style>
      <text:outline-level-style style:num-format="" text:level="9">
        <style:list-level-properties text:list-level-position-and-space-mode="label-alignment">
          <style:list-level-label-alignment fo:text-indent="-2.794cm" text:label-followed-by="listtab" fo:margin-left="2.794cm" text:list-tab-stop-position="2.794cm"/>
        </style:list-level-properties>
      </text:outline-level-style>
      <text:outline-level-style style:num-format="" text:level="10">
        <style:list-level-properties text:list-level-position-and-space-mode="label-alignment">
          <style:list-level-label-alignment fo:text-indent="-3.048cm" text:label-followed-by="listtab" fo:margin-left="3.048cm" text:list-tab-stop-position="3.048cm"/>
        </style:list-level-properties>
      </text:outline-level-style>
    </text:outline-style>
    <text:notes-configuration style:num-format="1" text:start-value="0" text:note-class="footnote" text:start-numbering-at="document" text:footnotes-position="page"/>
    <text:notes-configuration style:num-format="i" text:start-value="0" text:note-class="endnote"/>
    <text:linenumbering-configuration text:number-lines="false" text:increment="5" style:num-format="1" text:number-position="left" text:offset="0.499cm"/>
  </office:styles>
  <office:automatic-styles>
    <style:style style:name="Table6" style:family="table">
      <style:table-properties table:align="margins" style:width="17cm"/>
    </style:style>
    <style:style style:name="Table6.A" style:family="table-column">
      <style:table-column-properties style:column-width="1.108cm" style:rel-column-width="4270*"/>
    </style:style>
    <style:style style:name="Table6.B" style:family="table-column">
      <style:table-column-properties style:column-width="12.799cm" style:rel-column-width="49338*"/>
    </style:style>
    <style:style style:name="Table6.C" style:family="table-column">
      <style:table-column-properties style:column-width="3.094cm" style:rel-column-width="11927*"/>
    </style:style>
    <style:style style:name="Table6.1" style:family="table-row">
      <style:table-row-properties style:min-row-height="1.704cm"/>
    </style:style>
    <style:style style:name="Table6.A1" style:family="table-cell">
      <style:table-cell-properties fo:border-top="0.05pt solid #000000" fo:border-left="0.05pt solid #000000" fo:border-right="none" fo:padding="0.097cm" fo:border-bottom="0.05pt solid #000000"/>
    </style:style>
    <style:style style:name="Table6.C1" style:family="table-cell">
      <style:table-cell-properties fo:border="0.05pt solid #000000" fo:padding="0.097cm"/>
    </style:style>
    <style:style style:name="MP1" style:parent-style-name="Table_20_Contents" style:family="paragraph">
      <style:paragraph-properties fo:text-align="start" style:justify-single-word="false"/>
    </style:style>
    <style:style style:name="MP2" style:parent-style-name="Standard" style:family="paragraph">
      <style:paragraph-properties fo:margin-top="0.423cm" loext:contextual-spacing="false" fo:text-align="center" style:justify-single-word="false" fo:margin-bottom="0.212cm" fo:line-height="100%"/>
      <style:text-properties officeooo:paragraph-rsid="00310e2e"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3" style:parent-style-name="Title" style:family="paragraph">
      <style:paragraph-properties fo:text-align="center" style:justify-single-word="false" fo:line-height="100%"/>
      <style:text-properties officeooo:paragraph-rsid="00310e2e"/>
    </style:style>
    <style:style style:name="MP4" style:parent-style-name="Standard" style:family="paragraph">
      <style:paragraph-properties fo:margin-top="0cm" fo:text-indent="0cm" loext:contextual-spacing="false" fo:margin-left="0.127cm" style:auto-text-indent="false" fo:margin-right="0cm" fo:margin-bottom="0cm" fo:line-height="100%"/>
      <style:text-properties fo:font-weight="bold" fo:country="ES" fo:language="es" style:font-name="Verdana" style:font-size-complex="8pt" style:font-size-asian="8pt" fo:text-transform="uppercase" fo:font-size="8pt" style:font-weight-asian="bold" fo:color="#002060"/>
    </style:style>
    <style:style style:name="MP5" style:parent-style-name="Header" style:family="paragraph">
      <style:paragraph-properties fo:text-align="start" style:justify-single-word="false"/>
    </style:style>
    <style:style style:name="MP6" style:parent-style-name="Footer" style:family="paragraph">
      <style:paragraph-properties fo:text-align="end" style:justify-single-word="false"/>
      <style:text-properties officeooo:paragraph-rsid="00310e2e" fo:font-weight="bold" fo:background-color="transparent" style:font-size-asian="6pt" style:font-name="Verdana" style:font-size-complex="6pt" officeooo:rsid="00310e2e" style:font-name-asian="Times New Roman" fo:font-size="6pt" style:font-weight-asian="bold" style:font-weight-complex="bold" fo:color="#004586" style:font-name-complex="Times New Roman"/>
    </style:style>
    <style:style style:name="MP7" style:parent-style-name="Footer" style:family="paragraph">
      <style:text-properties officeooo:paragraph-rsid="00310e2e" fo:font-weight="bold" style:font-size-asian="8pt" style:font-name="Verdana" style:font-size-complex="9pt" style:font-name-asian="Times New Roman" fo:font-size="8pt" style:font-weight-asian="bold" style:font-weight-complex="bold" fo:color="#000000" style:font-name-complex="Times New Roman"/>
    </style:style>
    <style:style style:name="MT1" style:family="text">
      <style:text-properties style:font-size-asian="6pt" fo:color="#002060" style:font-name="Verdana" fo:font-size="6pt" style:font-size-complex="6pt"/>
    </style:style>
    <style:style style:name="MT2" style:family="text">
      <style:text-properties fo:font-weight="normal" style:font-size-asian="6pt" style:font-name="Verdana" style:font-size-complex="6pt" fo:font-size="6pt" style:font-weight-asian="normal" fo:color="#002060"/>
    </style:style>
    <style:style style:name="Mfr1" style:parent-style-name="Graphics" style:family="graphic">
      <style:graphic-properties style:vertical-pos="from-top" draw:image-opacity="100%" draw:green="0%" fo:clip="rect(0cm, 0cm, 0cm, 0cm)" style:mirror="none" style:horizontal-pos="from-left" draw:red="0%" draw:color-mode="standard" draw:contrast="0%" draw:blue="0%" draw:gamma="100%" style:vertical-rel="paragraph" draw:luminance="0%" style:horizontal-rel="paragraph" draw:color-inversion="false"/>
    </style:style>
    <style:page-layout style:name="Mpm1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margin-top="2cm" style:writing-mode="lr-tb" fo:margin-left="2cm" fo:page-width="21.001cm" style:num-format="1" style:print-orientation="portrait" style:footnote-max-height="0cm" fo:margin-bottom="2cm" fo:page-height="29.7cm" fo:margin-right="2cm">
        <style:footnote-sep style:adjustment="left" style:rel-width="25%" style:line-style="solid" style:color="#000000" style:distance-after-sep="0.101cm" style:width="0.018cm" style:distance-before-sep="0.101cm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column table:style-name="Table6.C"/>
          <table:table-row table:style-name="Table6.1">
            <table:table-cell office:value-type="string" table:style-name="Table6.A1">
              <text:p text:style-name="MP1"><draw:frame draw:name="Image2" svg:width="0.923cm" draw:z-index="1" svg:height="1.392cm" svg:y="0cm" svg:x="0.007cm" text:anchor-type="paragraph" draw:style-name="Mfr1"><draw:image xlink:type="simple" xlink:show="embed" xlink:href="Pictures/10000201000000640000009743F3E799.png" xlink:actuate="onLoad"/></draw:frame></text:p>
            </table:table-cell>
            <table:table-cell office:value-type="string" table:style-name="Table6.A1">
              <text:p text:style-name="MP2">SOLICITUD DE SERVICIO INTERNO</text:p>
              <text:p text:style-name="MP3"><text:span text:style-name="MT1">Laboratorio Ambiental Centro de Ecología Aplicada</text:span><text:span text:style-name="MT2">.</text:span></text:p>
            </table:table-cell>
            <table:table-cell office:value-type="string" table:style-name="Table6.C1">
              <text:p text:style-name="MP4"/>
              <text:p text:style-name="MP4"/>
              <text:p text:style-name="MP4">fl-33 Nº</text:p>
            </table:table-cell>
          </table:table-row>
        </table:table>
        <text:p text:style-name="MP5"/>
      </style:header>
      <style:footer>
        <text:p text:style-name="MP6">V°6 Página <text:page-number text:select-page="current">2</text:page-number> de <text:page-count>2</text:page-count></text:p>
        <text:p text:style-name="MP6">15/03/2014</text:p>
        <text:p text:style-name="MP7"/>
        <text:p text:style-name="MP7">Señale que fracción de metales requiere; total o disuelto.</text:p>
        <text:p text:style-name="MP7">Los materiales deben solicitarse como mínimo con 10 días hábiles de antelación a la fecha de entrega.</text:p>
      </style:footer>
    </style:master-page>
    <style:master-page style:name="First_20_Page" style:next-style-name="Standard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0T15:43:24.800786838</meta:creation-date>
    <dc:date>2015-03-12T12:02:55.489137003</dc:date>
    <meta:editing-duration>PT22H30M30S</meta:editing-duration>
    <meta:editing-cycles>74</meta:editing-cycles>
    <meta:generator>LibreOffice/4.3.5.2.0$Linux_X86_64 LibreOffice_project/430m0$Build-2</meta:generator>
    <meta:document-statistic meta:table-count="7" meta:image-count="1" meta:object-count="0" meta:page-count="2" meta:paragraph-count="30" meta:word-count="107" meta:character-count="945" meta:non-whitespace-character-count="861"/>
  </office:meta>
</office:document-meta>
</file>